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t; Sockaddr :</text:p>
      <text:p text:style-name="P1"><text:a xlink:type="simple" xlink:href="https://www.gta.ufrj.br/ensino/eel878/sockets/sockaddr_inman.html" text:style-name="Internet_20_link" text:visited-style-name="Visited_20_Internet_20_Link">https://www.gta.ufrj.br/ensino/eel878/sockets/sockaddr_inman.html</text:a> </text:p>
      <text:p text:style-name="P1"/>
      <text:p text:style-name="P1">&gt; Select() and connexion :</text:p>
      <text:p text:style-name="P1"><text:a xlink:type="simple" xlink:href="https://www.ibm.com/docs/en/i/7.2?topic=designs-example-nonblocking-io-select" text:style-name="Internet_20_link" text:visited-style-name="Visited_20_Internet_20_Link">https://www.ibm.com/docs/en/i/7.2?topic=designs-example-nonblocking-io-select</text:a> </text:p>
      <text:p text:style-name="P1"/>
      <text:p text:style-name="P1">&gt; Non-blocking sockets, functioning and creation :</text:p>
      <text:p text:style-name="P1"><text:a xlink:type="simple" xlink:href="https://www.scottklement.com/rpg/socktut/nonblocking.html" text:style-name="Internet_20_link" text:visited-style-name="Visited_20_Internet_20_Link">https://www.scottklement.com/rpg/socktut/nonblocking.html</text:a> </text:p>
      <text:p text:style-name="P1"/>
      <text:p text:style-name="P1">&gt; What does SO_REUSEADDR do ?</text:p>
      <text:p text:style-name="P1">"<text:span text:style-name="T1">This socket option tells the kernel that even if this port is busy (in the TIME_WAIT state), go ahead and reuse it anyway. <text:s/>If it is busy, but with another state, you will still get an address already in use error. <text:s/>It is useful if your server has been shut down, and then restarted right away while sockets are still active on its port.</text:span>"</text:p>
      <text:p text:style-name="P1"/>
      <text:p text:style-name="P1">&gt; Listening socket becomes "readable" as soon as the queue for incoming connexions isn't empty. Similarily, an EWOULDBLOCK error is returned when we try to accept() when the queue is empty (which is as if no data could be read anymore).</text:p>
      <text:p text:style-name="P1"/>
      <text:p text:style-name="P1">&gt; Need to reset fd_sets before each call to select() :</text:p>
      <text:p text:style-name="P1"><text:a xlink:type="simple" xlink:href="https://man7.org/linux/man-pages/man2/select.2.html" text:style-name="Internet_20_link" text:visited-style-name="Visited_20_Internet_20_Link">https://man7.org/linux/man-pages/man2/select.2.html</text:a> </text:p>
      <text:p text:style-name="P1"/>
      <text:p text:style-name="P1"/>
      <text:p text:style-name="P1">Pour les détails de fonctionnement de la boucle principale du serveur, voir le <text:span text:style-name="T2">fichier README</text:span><text:span text:style-name="T3"> du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6M8S</meta:editing-duration>
    <meta:editing-cycles>7</meta:editing-cycles>
    <meta:generator>OpenOffice/4.1.11$Win32 OpenOffice.org_project/4111m1$Build-9808</meta:generator>
    <dc:date>2022-02-05T12:42:00.81</dc:date>
    <meta:document-statistic meta:table-count="0" meta:image-count="0" meta:object-count="0" meta:page-count="1" meta:paragraph-count="12" meta:word-count="158" meta:character-count="1104"/>
    <meta:user-defined meta:name="Info 1"/>
    <meta:user-defined meta:name="Info 2"/>
    <meta:user-defined meta:name="Info 3"/>
    <meta:user-defined meta:name="Info 4"/>
  </office:meta>
</office:document-meta>
</file>